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06cm" fo:margin-left="0cm" table:align="left"/>
    </style:style>
    <style:style style:name="Table2.A" style:family="table-column">
      <style:table-column-properties style:column-width="3.801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5.195cm"/>
    </style:style>
    <style:style style:name="Table2.D" style:family="table-column">
      <style:table-column-properties style:column-width="3.51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rsid="001250a8" officeooo:paragraph-rsid="001250a8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250a8" officeooo:paragraph-rsid="00126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250a8" officeooo:paragraph-rsid="00125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6a9a6" officeooo:paragraph-rsid="0046a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26b70" officeooo:paragraph-rsid="00126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0a8" officeooo:paragraph-rsid="00125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Ubuntu" officeooo:paragraph-rsid="0046a9a6"/>
    </style:style>
    <style:style style:name="P8" style:family="paragraph" style:parent-style-name="Footer">
      <style:paragraph-properties fo:text-align="center" style:justify-single-word="false"/>
      <style:text-properties style:font-name="Ubuntu"/>
    </style:style>
    <style:style style:name="P9" style:family="paragraph" style:parent-style-name="Title">
      <style:text-properties style:font-name="Ubuntu" fo:font-size="28pt" style:font-size-asian="28pt" style:font-size-complex="28pt"/>
    </style:style>
    <style:style style:name="P10" style:family="paragraph" style:parent-style-name="Standard">
      <style:text-properties style:font-name="Ubuntu" officeooo:paragraph-rsid="00126b70"/>
    </style:style>
    <style:style style:name="P11" style:family="paragraph" style:parent-style-name="Standard">
      <style:text-properties style:font-name="Ubuntu" officeooo:paragraph-rsid="0046a9a6"/>
    </style:style>
    <style:style style:name="P12" style:family="paragraph" style:parent-style-name="Subtitle_20_Cover">
      <style:paragraph-properties fo:line-height="150%" fo:text-align="center" style:justify-single-word="false"/>
      <style:text-properties style:font-name="Ubuntu" fo:font-size="32pt" fo:letter-spacing="-0.053cm" fo:font-weight="normal" officeooo:rsid="00126b70" officeooo:paragraph-rsid="00126b70" style:letter-kerning="true" style:font-size-asian="28pt" style:font-weight-asian="normal" style:font-name-complex="Calibri" style:font-size-complex="32pt"/>
    </style:style>
    <style:style style:name="P13" style:family="paragraph" style:parent-style-name="Text_20_body">
      <style:text-properties officeooo:paragraph-rsid="0046a9a6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Ubuntu" fo:font-size="32pt" fo:letter-spacing="-0.053cm" fo:font-weight="normal" officeooo:rsid="00126b70" officeooo:paragraph-rsid="00126b70" style:letter-kerning="true" style:font-size-asian="28pt" style:font-weight-asian="normal" style:font-name-complex="Calibri" style:font-size-complex="32pt"/>
    </style:style>
    <style:style style:name="P15" style:family="paragraph" style:parent-style-name="Text_20_body">
      <style:text-properties style:font-name="Ubuntu" officeooo:paragraph-rsid="0046a9a6"/>
    </style:style>
    <style:style style:name="P16" style:family="paragraph" style:parent-style-name="Table_20_Heading">
      <style:paragraph-properties fo:text-align="center" style:justify-single-word="false"/>
      <style:text-properties style:font-name="Ubuntu" officeooo:paragraph-rsid="0046a9a6"/>
    </style:style>
    <style:style style:name="P17" style:family="paragraph" style:parent-style-name="Heading_20_1">
      <style:text-properties style:font-name="Ubuntu"/>
    </style:style>
    <style:style style:name="P18" style:family="paragraph" style:parent-style-name="Heading_20_1">
      <style:text-properties style:font-name="Ubuntu" officeooo:paragraph-rsid="0046a9a6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21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22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2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533cb7"/>
    </style:style>
    <style:style style:name="P24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4e53ab"/>
    </style:style>
    <style:style style:name="P2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4f5048"/>
    </style:style>
    <style:style style:name="P2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4ce9c8"/>
    </style:style>
    <style:style style:name="P2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>
        <style:tab-stops>
          <style:tab-stop style:position="0.097cm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style:font-name="Ubuntu" officeooo:paragraph-rsid="00533cb7"/>
    </style:style>
    <style:style style:name="P29" style:family="paragraph" style:parent-style-name="Table_20_Contents">
      <style:paragraph-properties fo:text-align="center" style:justify-single-word="false"/>
      <style:text-properties style:font-name="Ubuntu" officeooo:paragraph-rsid="0053838a"/>
    </style:style>
    <style:style style:name="P30" style:family="paragraph" style:parent-style-name="Table_20_Heading">
      <style:paragraph-properties fo:text-align="center" style:justify-single-word="false"/>
      <style:text-properties style:font-name="Ubuntu" officeooo:paragraph-rsid="00533cb7"/>
    </style:style>
    <style:style style:name="P31" style:family="paragraph" style:parent-style-name="Table_20_Heading">
      <style:paragraph-properties fo:text-align="center" style:justify-single-word="false"/>
      <style:text-properties style:font-name="Ubuntu" officeooo:paragraph-rsid="0053838a"/>
    </style:style>
    <style:style style:name="P32" style:family="paragraph" style:parent-style-name="Text_20_body" style:list-style-name="L1">
      <style:text-properties officeooo:paragraph-rsid="0046a9a6"/>
    </style:style>
    <style:style style:name="P33" style:family="paragraph" style:parent-style-name="Text_20_body" style:list-style-name="L7">
      <style:text-properties style:font-name="Ubuntu" officeooo:paragraph-rsid="0046a9a6"/>
    </style:style>
    <style:style style:name="P34" style:family="paragraph" style:parent-style-name="Text_20_body" style:list-style-name="L8">
      <style:text-properties style:font-name="Ubuntu" officeooo:paragraph-rsid="0046a9a6"/>
    </style:style>
    <style:style style:name="P35" style:family="paragraph" style:parent-style-name="Text_20_body" style:list-style-name="L9">
      <style:text-properties style:font-name="Ubuntu" officeooo:paragraph-rsid="0046a9a6"/>
    </style:style>
    <style:style style:name="P36" style:family="paragraph" style:parent-style-name="Text_20_body" style:list-style-name="L10">
      <style:text-properties style:font-name="Ubuntu" officeooo:paragraph-rsid="0046a9a6"/>
    </style:style>
    <style:style style:name="P37" style:family="paragraph" style:parent-style-name="Text_20_body">
      <style:text-properties style:font-name="Ubuntu" officeooo:paragraph-rsid="0046a9a6"/>
    </style:style>
    <style:style style:name="P38" style:family="paragraph" style:parent-style-name="Text_20_body" style:list-style-name="L14">
      <style:text-properties style:font-name="Ubuntu" officeooo:paragraph-rsid="004ce9c8"/>
    </style:style>
    <style:style style:name="P39" style:family="paragraph" style:parent-style-name="Text_20_body" style:list-style-name="L14">
      <style:text-properties style:font-name="Ubuntu" officeooo:paragraph-rsid="00532baf"/>
    </style:style>
    <style:style style:name="P40" style:family="paragraph" style:parent-style-name="Text_20_body" style:list-style-name="L7">
      <style:text-properties officeooo:paragraph-rsid="0046a9a6"/>
    </style:style>
    <style:style style:name="P41" style:family="paragraph" style:parent-style-name="Text_20_body" style:list-style-name="L10">
      <style:text-properties officeooo:paragraph-rsid="0046a9a6"/>
    </style:style>
    <style:style style:name="P42" style:family="paragraph" style:parent-style-name="Text_20_body" style:list-style-name="List_20_1">
      <style:text-properties officeooo:paragraph-rsid="004ce9c8"/>
    </style:style>
    <style:style style:name="P43" style:family="paragraph" style:parent-style-name="Text_20_body" style:list-style-name="List_20_1">
      <style:text-properties officeooo:paragraph-rsid="004e53ab"/>
    </style:style>
    <style:style style:name="P44" style:family="paragraph" style:parent-style-name="Text_20_body" style:list-style-name="List_20_1">
      <style:text-properties officeooo:paragraph-rsid="004f5048"/>
    </style:style>
    <style:style style:name="P45" style:family="paragraph" style:parent-style-name="Text_20_body" style:list-style-name="L14">
      <style:text-properties officeooo:paragraph-rsid="00525138"/>
    </style:style>
    <style:style style:name="P46" style:family="paragraph" style:parent-style-name="Text_20_body" style:list-style-name="List_20_1" style:master-page-name="">
      <loext:graphic-properties draw:fill="none"/>
      <style:paragraph-properties fo:margin-top="0cm" fo:margin-bottom="0.247cm" loext:contextual-spacing="false" fo:line-height="115%" style:page-number="auto" fo:background-color="transparent"/>
      <style:text-properties officeooo:paragraph-rsid="0049be7c"/>
    </style:style>
    <style:style style:name="P47" style:family="paragraph" style:parent-style-name="Text_20_body" style:list-style-name="List_20_1">
      <loext:graphic-properties draw:fill="none"/>
      <style:paragraph-properties fo:margin-top="0cm" fo:margin-bottom="0.247cm" loext:contextual-spacing="false" fo:line-height="115%" fo:background-color="transparent"/>
      <style:text-properties officeooo:paragraph-rsid="0049be7c"/>
    </style:style>
    <style:style style:name="T1" style:family="text">
      <style:text-properties officeooo:rsid="00126b70"/>
    </style:style>
    <style:style style:name="T2" style:family="text">
      <style:text-properties style:font-name="Ubuntu"/>
    </style:style>
    <style:style style:name="T3" style:family="text">
      <style:text-properties style:font-name="Ubuntu" officeooo:rsid="0046a9a6"/>
    </style:style>
    <style:style style:name="T4" style:family="text">
      <style:text-properties style:font-name="Ubuntu" fo:font-size="18.2000007629395pt" fo:font-weight="bold" officeooo:rsid="004960f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Ubuntu" officeooo:rsid="00525138"/>
    </style:style>
    <style:style style:name="T6" style:family="text">
      <style:text-properties style:font-name="Ubuntu" officeooo:rsid="00532baf"/>
    </style:style>
    <style:style style:name="T7" style:family="text">
      <style:text-properties officeooo:rsid="0046a9a6"/>
    </style:style>
    <style:style style:name="T8" style:family="text">
      <style:text-properties style:font-name="Ubuntu"/>
    </style:style>
    <style:style style:name="T9" style:family="text">
      <style:text-properties style:font-name="Ubuntu" officeooo:rsid="004afdeb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style:font-name="Ubuntu" officeooo:rsid="004ce9c8"/>
    </style:style>
    <style:style style:name="T12" style:family="text">
      <style:text-properties style:font-name="Ubuntu" fo:font-size="16.1000003814697pt" fo:font-weight="bold" officeooo:rsid="004ce9c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Ubuntu" officeooo:rsid="004f5048"/>
    </style:style>
    <style:style style:name="T14" style:family="text">
      <style:text-properties style:font-name="Ubuntu" officeooo:rsid="00525138"/>
    </style:style>
    <style:style style:name="T15" style:family="text">
      <style:text-properties officeooo:rsid="004ce9c8"/>
    </style:style>
    <style:style style:name="T16" style:family="text">
      <style:text-properties officeooo:rsid="00525138"/>
    </style:style>
    <style:style style:name="T17" style:family="text">
      <style:text-properties officeooo:rsid="00532baf"/>
    </style:style>
    <style:style style:name="T18" style:family="text">
      <style:text-properties officeooo:rsid="00533cb7"/>
    </style:style>
    <style:style style:name="T19" style:family="text">
      <style:text-properties officeooo:rsid="0053838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System Requirements Specification (SRS)</text:p>
      <text:p text:style-name="P10"/>
      <text:p text:style-name="P12">NanoRiego</text:p>
      <text:p text:style-name="P14"/>
      <text:h text:style-name="P19" text:outline-level="1"><text:span text:style-name="T2">1. </text:span><text:span text:style-name="T4">Object &amp; Scope</text:span></text:h>
      <text:p text:style-name="P15"><text:tab/>This System Requirements Specification (SRS) defines the technical and operational characteristics of the NanoRiego irrigation control platform. It captures both the system-level and component-level requirements necessary to fulfill the functionality described in the User Requirements Specification (URS). The SRS acts as a contractual agreement between stakeholders and the development team, serving as a definitive reference for system architecture, implementation, integration, and validation.</text:p>
      <text:p text:style-name="P15"/>
      <text:h text:style-name="P18" text:outline-level="1">2. System Overview</text:h>
      <text:p text:style-name="P15">NanoRiego is a modular, embedded system for local irrigation automation, consisting of:</text:p>
      <text:list xml:id="list3246128062" text:style-name="L1">
        <text:list-item>
          <text:p text:style-name="P32"><text:span text:style-name="Strong_20_Emphasis"><text:span text:style-name="T2">NanoRiegoPCB</text:span></text:span><text:span text:style-name="T2">: Custom PCB integrating microcontroller, RTC, relay interface, and Bluetooth communication.</text:span></text:p>
        </text:list-item>
        <text:list-item>
          <text:p text:style-name="P32"><text:span text:style-name="Strong_20_Emphasis"><text:span text:style-name="T2">NanoRiegoPIO</text:span></text:span><text:span text:style-name="T2">: Embedded software managing irrigation logic, timing, and hardware actuation.</text:span></text:p>
        </text:list-item>
        <text:list-item>
          <text:p text:style-name="P32"><text:span text:style-name="Strong_20_Emphasis"><text:span text:style-name="T2">NanoRiegoAPP</text:span></text:span><text:span text:style-name="T2">: Android application offering real-time user interface and remote operation.</text:span></text:p>
        </text:list-item>
      </text:list>
      <text:p text:style-name="P15">The controller receives user inputs from the mobile interface via Bluetooth and executes real-time irrigation schedules accordingly, while preserving system state during power interruptions.</text:p>
      <text:p text:style-name="P15"/>
      <text:h text:style-name="P27" text:outline-level="2"><text:span text:style-name="T19">2</text:span>.1 <text:span text:style-name="T18">Hardware Overview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10305341168">
          <table:table-cell table:style-name="Table2.A1" office:value-type="string">
            <text:p text:style-name="P31">Component</text:p>
          </table:table-cell>
          <table:table-cell table:style-name="Table2.A1" office:value-type="string">
            <text:p text:style-name="P31">Function</text:p>
          </table:table-cell>
          <table:table-cell table:style-name="Table2.A1" office:value-type="string">
            <text:p text:style-name="P31">Source</text:p>
          </table:table-cell>
          <table:table-cell table:style-name="Table2.A1" office:value-type="string">
            <text:p text:style-name="P31">Estimated Cost</text:p>
          </table:table-cell>
        </table:table-row>
        <table:table-row table:style-name="TableLine94410302011392">
          <table:table-cell table:style-name="Table2.A1" office:value-type="string">
            <text:p text:style-name="P29">NanoRiegoPCB</text:p>
          </table:table-cell>
          <table:table-cell table:style-name="Table2.A1" office:value-type="string">
            <text:p text:style-name="P29">Central PCB</text:p>
          </table:table-cell>
          <table:table-cell table:style-name="Table2.A1" office:value-type="string">
            <text:p text:style-name="P29">Custom (MikeMakes)</text:p>
          </table:table-cell>
          <table:table-cell table:style-name="Table2.A1" office:value-type="string">
            <text:p text:style-name="P29">~10€</text:p>
          </table:table-cell>
        </table:table-row>
        <table:table-row table:style-name="TableLine94410289053376">
          <table:table-cell table:style-name="Table2.A1" office:value-type="string">
            <text:p text:style-name="P29">Arduino Nano</text:p>
          </table:table-cell>
          <table:table-cell table:style-name="Table2.A1" office:value-type="string">
            <text:p text:style-name="P29">Microcontroller</text:p>
          </table:table-cell>
          <table:table-cell table:style-name="Table2.A1" office:value-type="string">
            <text:p text:style-name="P29">Amazon/AliExpress</text:p>
          </table:table-cell>
          <table:table-cell table:style-name="Table2.A1" office:value-type="string">
            <text:p text:style-name="P29">2€–8€</text:p>
          </table:table-cell>
        </table:table-row>
        <table:table-row table:style-name="TableLine94410304814368">
          <table:table-cell table:style-name="Table2.A1" office:value-type="string">
            <text:p text:style-name="P29">HC-05</text:p>
          </table:table-cell>
          <table:table-cell table:style-name="Table2.A1" office:value-type="string">
            <text:p text:style-name="P29">Bluetooth module</text:p>
          </table:table-cell>
          <table:table-cell table:style-name="Table2.A1" office:value-type="string">
            <text:p text:style-name="P29">Amazon/AliExpress</text:p>
          </table:table-cell>
          <table:table-cell table:style-name="Table2.A1" office:value-type="string">
            <text:p text:style-name="P29">3€–11€</text:p>
          </table:table-cell>
        </table:table-row>
        <table:table-row table:style-name="TableLine94410282664176">
          <table:table-cell table:style-name="Table2.A1" office:value-type="string">
            <text:p text:style-name="P29">DS1307 RTC</text:p>
          </table:table-cell>
          <table:table-cell table:style-name="Table2.A1" office:value-type="string">
            <text:p text:style-name="P29">Real-Time Clock</text:p>
          </table:table-cell>
          <table:table-cell table:style-name="Table2.A1" office:value-type="string">
            <text:p text:style-name="P29">Amazon/AliExpress</text:p>
          </table:table-cell>
          <table:table-cell table:style-name="Table2.A1" office:value-type="string">
            <text:p text:style-name="P29">2€–6€</text:p>
          </table:table-cell>
        </table:table-row>
        <table:table-row table:style-name="TableLine94410301627904">
          <table:table-cell table:style-name="Table2.A1" office:value-type="string">
            <text:p text:style-name="P29">4-Relay Module</text:p>
          </table:table-cell>
          <table:table-cell table:style-name="Table2.A1" office:value-type="string">
            <text:p text:style-name="P29">Actuation interface</text:p>
          </table:table-cell>
          <table:table-cell table:style-name="Table2.A1" office:value-type="string">
            <text:p text:style-name="P29">Amazon/AliExpress</text:p>
          </table:table-cell>
          <table:table-cell table:style-name="Table2.A1" office:value-type="string">
            <text:p text:style-name="P29">2€–8€</text:p>
          </table:table-cell>
        </table:table-row>
      </table:table>
      <text:h text:style-name="Heading_20_1" text:outline-level="1"><text:soft-page-break/>3. System Requirements</text:h>
      <text:h text:style-name="P20" text:outline-level="2">3.1 Functional Requirements</text:h>
      <text:list xml:id="list3243962914" text:style-name="List_20_1">
        <text:list-item>
          <text:p text:style-name="P46"><text:span text:style-name="Strong_20_Emphasis"><text:span text:style-name="T2">SYS-FR1</text:span></text:span><text:span text:style-name="T2">: The system shall control up to three solenoid valves for water distribution.</text:span></text:p>
        </text:list-item>
        <text:list-item>
          <text:p text:style-name="P47"><text:span text:style-name="Strong_20_Emphasis"><text:span text:style-name="T2">SYS-FR2</text:span></text:span><text:span text:style-name="T2">: The system shall operate one hydraulic pump in tandem with active irrigation zones.</text:span></text:p>
        </text:list-item>
        <text:list-item>
          <text:p text:style-name="P47"><text:span text:style-name="Strong_20_Emphasis"><text:span text:style-name="T2">SYS-FR3</text:span></text:span><text:span text:style-name="T2">: The system shall accept scheduling instructions from the mobile app. </text:span><text:span text:style-name="T9">Schedule include start time, duration per zone and active days of the week.</text:span></text:p>
        </text:list-item>
        <text:list-item>
          <text:p text:style-name="P47"><text:span text:style-name="Strong_20_Emphasis"><text:span text:style-name="T2">SYS-FR4</text:span></text:span><text:span text:style-name="T2">: The system shall execute scheduled events based on the internal RTC.</text:span></text:p>
        </text:list-item>
        <text:list-item>
          <text:p text:style-name="P47"><text:span text:style-name="Strong_20_Emphasis"><text:span text:style-name="T2">SYS-FR5</text:span></text:span><text:span text:style-name="T2">: The system shall allow manual zone activation via the mobile app.</text:span></text:p>
        </text:list-item>
        <text:list-item>
          <text:p text:style-name="P47"><text:span text:style-name="Strong_20_Emphasis"><text:span text:style-name="T2">SYS-FR6</text:span></text:span><text:span text:style-name="T2">: The system shall store schedule and configuration data persistently.</text:span></text:p>
        </text:list-item>
        <text:list-item>
          <text:p text:style-name="P47"><text:span text:style-name="Strong_20_Emphasis"><text:span text:style-name="T2">SYS-FR7</text:span></text:span><text:span text:style-name="T2">: The mobile app shall enable time/date synchronization and Bluetooth pairing.</text:span></text:p>
        </text:list-item>
        <text:list-item>
          <text:p text:style-name="P47"><text:span text:style-name="Strong_20_Emphasis"><text:span text:style-name="T2">SYS-FR8</text:span></text:span><text:span text:style-name="T2">: The controller shall return current system state upon request.</text:span></text:p>
        </text:list-item>
      </text:list>
      <text:h text:style-name="P20" text:outline-level="2">3.2 Interface Requirements</text:h>
      <text:list xml:id="list221309857787960" text:continue-numbering="true" text:style-name="List_20_1">
        <text:list-item>
          <text:p text:style-name="P42"><text:span text:style-name="Strong_20_Emphasis"><text:span text:style-name="T2">SYS-IR1</text:span></text:span><text:span text:style-name="T2">: Relay output lines shall switch up to 10A @ 250VAC / 30VDC.</text:span></text:p>
        </text:list-item>
        <text:list-item>
          <text:p text:style-name="P42"><text:span text:style-name="Strong_20_Emphasis"><text:span text:style-name="T2">SYS-IR2</text:span></text:span><text:span text:style-name="T2">: HC-05 module shall operate at 3.3V logic and communicate at 9600 baud.</text:span></text:p>
        </text:list-item>
        <text:list-item>
          <text:p text:style-name="P43"><text:span text:style-name="Strong_20_Emphasis"><text:span text:style-name="T2">SYS-IR3</text:span></text:span><text:span text:style-name="T2">: DS1307 RTC shall communicate via I2C and operate from 5V with backup battery.</text:span></text:p>
        </text:list-item>
      </text:list>
      <text:h text:style-name="P20" text:outline-level="2">3.3 Hardware Requirements</text:h>
      <text:list xml:id="list221308602158661" text:continue-numbering="true" text:style-name="List_20_1">
        <text:list-item>
          <text:p text:style-name="P43"><text:span text:style-name="Strong_20_Emphasis"><text:span text:style-name="T2">SYS-HR1</text:span></text:span><text:span text:style-name="T2">: The main PCB shall accommodate Arduino Nano, HC-05, DS1307, and relay module via pin headers.</text:span></text:p>
        </text:list-item>
        <text:list-item>
          <text:p text:style-name="P43"><text:span text:style-name="Strong_20_Emphasis"><text:span text:style-name="T2">SYS-HR2</text:span></text:span><text:span text:style-name="T2">: The system shall use a 2-resistor voltage divider to adapt 5V TX to 3.3V RX for HC-05.</text:span></text:p>
        </text:list-item>
        <text:list-item>
          <text:p text:style-name="P43"><text:span text:style-name="Strong_20_Emphasis"><text:span text:style-name="T2">SYS-HR3</text:span></text:span><text:span text:style-name="T2">: All components shall share a common ground or use isolated grounds when necessary.</text:span></text:p>
        </text:list-item>
        <text:list-item>
          <text:p text:style-name="P43"><text:span text:style-name="Strong_20_Emphasis"><text:span text:style-name="T2">SYS-HR4</text:span></text:span><text:span text:style-name="T2">: The pump circuit shall be protected using a DIN-rated auxiliary relay.</text:span></text:p>
        </text:list-item>
      </text:list>
      <text:h text:style-name="P23" text:outline-level="2"><text:soft-page-break/>3.4 Software Requirements</text:h>
      <text:list xml:id="list221309408401271" text:continue-numbering="true" text:style-name="List_20_1">
        <text:list-item>
          <text:p text:style-name="P43"><text:span text:style-name="Strong_20_Emphasis"><text:span text:style-name="T2">SYS-SR1</text:span></text:span><text:span text:style-name="T2">: Firmware shall implement a state machine to handle scheduling, manual override, and error states.</text:span></text:p>
        </text:list-item>
        <text:list-item>
          <text:p text:style-name="P43"><text:span text:style-name="Strong_20_Emphasis"><text:span text:style-name="T2">SYS-SR2</text:span></text:span><text:span text:style-name="T2">: Bluetooth parser shall support pairing, command execution, and exception handling.</text:span></text:p>
        </text:list-item>
        <text:list-item>
          <text:p text:style-name="P43"><text:span text:style-name="Strong_20_Emphasis"><text:span text:style-name="T2">SYS-SR3</text:span></text:span><text:span text:style-name="T2">: Mobile app shall be developed using Android Studio and be compatible with Android 7.0+.</text:span></text:p>
        </text:list-item>
        <text:list-item>
          <text:p text:style-name="P43"><text:span text:style-name="Strong_20_Emphasis"><text:span text:style-name="T2">SYS-SR4</text:span></text:span><text:span text:style-name="T2">: EEPROM memory shall be logically mapped for efficient and reliable data retention.</text:span></text:p>
        </text:list-item>
      </text:list>
      <text:h text:style-name="P24" text:outline-level="2">3.5 Performance Requirements</text:h>
      <text:list xml:id="list221308900500531" text:continue-numbering="true" text:style-name="List_20_1">
        <text:list-item>
          <text:p text:style-name="P43"><text:span text:style-name="Strong_20_Emphasis"><text:span text:style-name="T2">SYS-PR1</text:span></text:span><text:span text:style-name="T2">: System boot time shall not exceed 3 seconds.</text:span></text:p>
        </text:list-item>
        <text:list-item>
          <text:p text:style-name="P43"><text:span text:style-name="Strong_20_Emphasis"><text:span text:style-name="T2">SYS-PR2</text:span></text:span><text:span text:style-name="T2">: Bluetooth reconnection shall occur within 5 seconds.</text:span></text:p>
        </text:list-item>
        <text:list-item>
          <text:p text:style-name="P43"><text:span text:style-name="Strong_20_Emphasis"><text:span text:style-name="T2">SYS-PR3</text:span></text:span><text:span text:style-name="T2">: </text:span><text:span text:style-name="T13">User input</text:span><text:span text:style-name="T2"> delay shall be under 500 ms.</text:span></text:p>
        </text:list-item>
        <text:list-item>
          <text:p text:style-name="P43"><text:span text:style-name="Strong_20_Emphasis"><text:span text:style-name="T2">SYS-PR4</text:span></text:span><text:span text:style-name="T2">: Time sync error shall remain within ±2 seconds.</text:span></text:p>
        </text:list-item>
      </text:list>
      <text:h text:style-name="P25" text:outline-level="2">3.6 Reliability and Safety Requirements</text:h>
      <text:list xml:id="list221308416016076" text:continue-numbering="true" text:style-name="List_20_1">
        <text:list-item>
          <text:p text:style-name="P44"><text:span text:style-name="Strong_20_Emphasis"><text:span text:style-name="T2">SYS-RS1</text:span></text:span><text:span text:style-name="T2">: System shall prevent activation of more than one valve at a time.</text:span></text:p>
        </text:list-item>
        <text:list-item>
          <text:p text:style-name="P44"><text:span text:style-name="Strong_20_Emphasis"><text:span text:style-name="T2">SYS-RS2</text:span></text:span><text:span text:style-name="T2">: Pump shall never be active without an open valve.</text:span></text:p>
        </text:list-item>
        <text:list-item>
          <text:p text:style-name="P44"><text:span text:style-name="Strong_20_Emphasis"><text:span text:style-name="T2">SYS-RS3</text:span></text:span><text:span text:style-name="T2">: System shall ignore malformed Bluetooth commands.</text:span></text:p>
        </text:list-item>
        <text:list-item>
          <text:p text:style-name="P44"><text:span text:style-name="Strong_20_Emphasis"><text:span text:style-name="T2">SYS-RS4</text:span></text:span><text:span text:style-name="T2">: UI shall clearly indicate system status and connection health.</text:span></text:p>
        </text:list-item>
        <text:list-item>
          <text:p text:style-name="P44"><text:span text:style-name="Strong_20_Emphasis"><text:span text:style-name="T2">SYS-RS5</text:span></text:span><text:span text:style-name="T2">: Relay modules shall not exceed their rated electrical loads.</text:span></text:p>
        </text:list-item>
      </text:list>
      <text:h text:style-name="P26" text:outline-level="2"><text:span text:style-name="T2">3.</text:span><text:span text:style-name="T11">7</text:span><text:span text:style-name="T2"> </text:span><text:span text:style-name="T12">Human-Machine Interface </text:span></text:h>
      <text:list xml:id="list3322980426" text:style-name="L14">
        <text:list-item>
          <text:p text:style-name="P38"><text:span text:style-name="T15">T</text:span>he application shall present two UI panels:</text:p>
          <text:list>
            <text:list-item>
              <text:p text:style-name="P39"><text:span text:style-name="Strong_20_Emphasis"><text:span text:style-name="T2">SYS-</text:span></text:span><text:span text:style-name="Strong_20_Emphasis"><text:span text:style-name="T11">HMI</text:span></text:span><text:span text:style-name="Strong_20_Emphasis"><text:span text:style-name="T5">1</text:span></text:span>: <text:span text:style-name="T16">C</text:span>ontrol dashboard (zone status, timers, manual override, schedule)</text:p>
            </text:list-item>
            <text:list-item>
              <text:p text:style-name="P45"><text:span text:style-name="Strong_20_Emphasis"><text:span text:style-name="T2">SYS-</text:span></text:span><text:span text:style-name="Strong_20_Emphasis"><text:span text:style-name="T11">HMI</text:span></text:span><text:span text:style-name="Strong_20_Emphasis"><text:span text:style-name="T5">2</text:span></text:span><text:span text:style-name="T2">: </text:span><text:span text:style-name="T5">C</text:span><text:span text:style-name="T2">onfiguration page (</text:span><text:span text:style-name="T6">automatic </text:span><text:span text:style-name="T2">sync </text:span><text:span text:style-name="T6">and</text:span><text:span text:style-name="T2"> </text:span><text:span text:style-name="T6">bluetooth</text:span><text:span text:style-name="T2"> </text:span><text:span text:style-name="T6">settings</text:span><text:span text:style-name="T2">)</text:span></text:p>
            </text:list-item>
          </text:list>
        </text:list-item>
        <text:list-item>
          <text:p text:style-name="P38"><text:span text:style-name="Strong_20_Emphasis"><text:span text:style-name="T2">SYS-</text:span></text:span><text:span text:style-name="Strong_20_Emphasis"><text:span text:style-name="T11">HMI2</text:span></text:span>: <text:span text:style-name="T2">All control widgets shall reflect real-time state and enforce logical constraints based on connection status.</text:span></text:p>
        </text:list-item>
      </text:list>
      <text:h text:style-name="P17" text:outline-level="1"><text:soft-page-break/>8. Appendix and References</text:h>
      <text:list xml:id="list490624545" text:style-name="L10">
        <text:list-item>
          <text:p text:style-name="P36">Refer to URS Document (v1.0, April 2025)</text:p>
        </text:list-item>
        <text:list-item>
          <text:p text:style-name="P41"><text:span text:style-name="T2">GitHub Repository: </text:span><text:a xlink:type="simple" xlink:href="http://www.github.com/MikeMakes/nanoRiego" text:style-name="Internet_20_link" text:visited-style-name="Visited_20_Internet_20_Link"><text:span text:style-name="T2">github.com/MikeMakes/nanoRiego</text:span></text:a></text:p>
        </text:list-item>
        <text:list-item>
          <text:p text:style-name="P36">Bluetooth Module Datasheet (HC-05)</text:p>
        </text:list-item>
        <text:list-item>
          <text:p text:style-name="P36">RTC Module Datasheet (DS1307)</text:p>
        </text:list-item>
      </text:list>
      <text:p text:style-name="P13"><text:span text:style-name="Emphasis"><text:span text:style-name="T2"/></text:span></text:p>
      <text:p text:style-name="P13"><text:span text:style-name="Emphasis"><text:span text:style-name="T2"/></text:span></text:p>
      <text:p text:style-name="P13"><text:span text:style-name="Emphasis"><text:span text:style-name="T2">Revisions to this SRS may be issued upon design iteration or stakeholder feedback.</text:span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_20_Cover" style:display-name="Title Cover" style:family="paragraph" style:parent-style-name="Standard" style:next-style-name="Standard" style:default-outline-level="">
      <style:paragraph-properties fo:margin-top="0.423cm" fo:margin-bottom="0.882cm" loext:contextual-spacing="false" fo:line-height="1.129cm" fo:keep-together="always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roman" style:font-pitch="variable" fo:font-size="32pt" fo:letter-spacing="-0.085cm" fo:font-weight="bold" style:letter-kerning="true" style:font-size-asian="32pt" style:font-weight-asian="bold"/>
    </style:style>
    <style:style style:name="Subtitle_20_Cover" style:display-name="Subtitle Cover" style:family="paragraph" style:parent-style-name="Title_20_Cover" style:next-style-name="Text_20_body" style:default-outline-level="">
      <style:paragraph-properties fo:margin-left="1.473cm" fo:margin-right="1.473cm" fo:margin-top="0cm" fo:margin-bottom="0cm" loext:contextual-spacing="false" style:line-height-at-least="0.847cm" fo:text-indent="0cm" style:auto-text-indent="false" fo:padding-left="0cm" fo:padding-right="0cm" fo:padding-top="0.847cm" fo:padding-bottom="0cm" fo:border-left="none" fo:border-right="none" fo:border-top="0.74pt solid #000000" fo:border-bottom="none">
        <style:tab-stops/>
      </style:paragraph-properties>
      <style:text-properties style:font-name="Arial" fo:font-family="Arial" style:font-family-generic="roman" style:font-pitch="variable" fo:font-size="24pt" fo:letter-spacing="-0.053cm" fo:font-weight="normal" style:font-size-asian="24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headerTable" style:family="table">
      <style:table-properties style:width="16.905cm" fo:margin-left="0cm" table:align="left"/>
    </style:style>
    <style:style style:name="headerTable.A" style:family="table-column">
      <style:table-column-properties style:column-width="4.011cm"/>
    </style:style>
    <style:style style:name="headerTable.B" style:family="table-column">
      <style:table-column-properties style:column-width="8.996cm"/>
    </style:style>
    <style:style style:name="headerTable.C" style:family="table-column">
      <style:table-column-properties style:column-width="3.898cm"/>
    </style:style>
    <style:style style:name="header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headerTabl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Header">
      <style:text-properties officeooo:rsid="001250a8" officeooo:paragraph-rsid="001250a8"/>
    </style:style>
    <style:style style:name="M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250a8" officeooo:paragraph-rsid="00126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Footer">
      <style:paragraph-properties fo:text-align="center" style:justify-single-word="false"/>
      <style:text-properties style:font-name="Ubuntu"/>
    </style:style>
    <style:style style:name="M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0a8" officeooo:paragraph-rsid="00125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6a9a6" officeooo:paragraph-rsid="0046a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26b70" officeooo:paragraph-rsid="00126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250a8" officeooo:paragraph-rsid="00125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1" style:family="text">
      <style:text-properties officeooo:rsid="00126b70"/>
    </style:style>
    <style:style style:name="MT2" style:family="text">
      <style:text-properties style:font-name="Ubuntu"/>
    </style:style>
    <style:style style:name="MT3" style:family="text">
      <style:text-properties officeooo:rsid="0046a9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0.06pt solid #000000" fo:border-left="none" fo:border-right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 table:template-name="Default Style">
          <table:table-column table:style-name="headerTable.A"/>
          <table:table-column table:style-name="headerTable.B"/>
          <table:table-column table:style-name="headerTable.C"/>
          <table:table-row table:style-name="TableLine94410266975472">
            <table:table-cell table:style-name="headerTable.A1" office:value-type="string">
              <text:p text:style-name="MP4"><text:a xlink:type="simple" xlink:href="http://www.github.com/MikeMakes/nanoRiego" text:style-name="Internet_20_link" text:visited-style-name="Visited_20_Internet_20_Link"><text:span text:style-name="MT2">MikeMakes</text:span></text:a></text:p>
            </table:table-cell>
            <table:table-cell table:style-name="headerTable.A1" office:value-type="string">
              <text:p text:style-name="MP5">System Requirements Specification</text:p>
              <text:p text:style-name="MP6"><text:span text:style-name="MT3">N</text:span>anoRiego</text:p>
            </table:table-cell>
            <table:table-cell table:style-name="headerTable.C1" office:value-type="string">
              <text:p text:style-name="MP7">Rev 0.1</text:p>
            </table:table-cell>
          </table:table-row>
        </table:table>
        <text:p text:style-name="MP1"/>
      </style:header>
      <style:footer>
        <text:p text:style-name="MP2">Manual_de_usuario_v0.1.<text:span text:style-name="MT1">docx</text:span></text:p>
        <text:p text:style-name="MP3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2T19:01:34.456575070</meta:creation-date>
    <meta:generator>LibreOffice/6.4.7.2$Linux_X86_64 LibreOffice_project/40$Build-2</meta:generator>
    <dc:date>2025-04-16T22:13:08.209661542</dc:date>
    <meta:editing-duration>PT2H15M14S</meta:editing-duration>
    <meta:editing-cycles>42</meta:editing-cycles>
    <meta:document-statistic meta:table-count="2" meta:image-count="0" meta:object-count="0" meta:page-count="5" meta:paragraph-count="87" meta:word-count="675" meta:character-count="4597" meta:non-whitespace-character-count="4050"/>
  </office:meta>
</office:document-meta>
</file>